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o stretchy="false">ε</mo>
            </mrow>
            <mi/>
            <mi>exp</mi>
            <mfenced open="(" close=")">
              <mrow>
                <mo stretchy="false">ρ</mo>
                <mfrac>
                  <mrow>
                    <mrow>
                      <mo stretchy="false">σ</mo>
                      <mo stretchy="false">−</mo>
                      <mi>r</mi>
                    </mrow>
                  </mrow>
                  <mrow>
                    <mo stretchy="false">σ</mo>
                  </mrow>
                </mfrac>
              </mrow>
            </mfenced>
          </mrow>
        </mtd>
      </mtr>
      <mtr>
        <mtd/>
      </mtr>
      <mtr>
        <mtd>
          <mrow>
            <mi>f</mi>
            <mi>'</mi>
            <mrow>
              <mrow>
                <mo stretchy="false">(</mo>
                <mrow>
                  <mi>r</mi>
                </mrow>
                <mo stretchy="false">)</mo>
              </mrow>
              <mo stretchy="false">=</mo>
              <mrow>
                <mo stretchy="false">−</mo>
                <mo stretchy="false">ε</mo>
              </mrow>
            </mrow>
            <mfrac>
              <mrow>
                <mo stretchy="false">ρ</mo>
              </mrow>
              <mrow>
                <mo stretchy="false">σ</mo>
              </mrow>
            </mfrac>
            <mtext/>
            <mi>exp</mi>
            <mfenced open="(" close=")">
              <mrow>
                <mo stretchy="false">ρ</mo>
                <mfrac>
                  <mrow>
                    <mrow>
                      <mo stretchy="false">σ</mo>
                      <mo stretchy="false">−</mo>
                      <mi>r</mi>
                    </mrow>
                  </mrow>
                  <mrow>
                    <mo stretchy="false">σ</mo>
                  </mrow>
                </mfrac>
              </mrow>
            </mfenced>
          </mrow>
        </mtd>
      </mtr>
    </mtable>
    <annotation encoding="StarMath 5.0">f (r) = %varepsilon ` exp left ( %rho {%sigma - r} over {%sigma}  right )

newline
newline

f'(r) = -%varepsilon {%rho} over {%sigma} % exp left ( %rho {%sigma - r} over {%sigma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y </meta:initial-creator>
    <meta:creation-date>2014-03-23T16:36:09</meta:creation-date>
    <meta:generator>OpenOffice/4.0.1$Linux OpenOffice.org_project/401m5$Build-9714</meta:generator>
  </office:meta>
</office:document-meta>
</file>